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ohit Devanagari1" svg:font-family="'Lohit Devanagari'"/>
    <style:font-face style:name="Roboto" svg:font-family="Roboto, 'Helvetica Neue', 'Lucida Grande', Helvetica, sans-serif"/>
    <style:font-face style:name="Times New Roman" svg:font-family="'Times New Roman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hilanka" svg:font-family="Chilanka" style:font-pitch="variable"/>
    <style:font-face style:name="Lato" svg:font-family="Lato" style:font-pitch="variable"/>
    <style:font-face style:name="Calibri" svg:font-family="Calibri" style:font-family-generic="roman" style:font-pitch="variable"/>
    <style:font-face style:name="GqdfpyHkgxthGwhhqsUtopiaStd-Regular" svg:font-family="GqdfpyHkgxthGwhhqsUtopiaStd-Regular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Heading_20_3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4d0d7" fo:background-color="transparent" style:font-size-asian="11pt" style:font-weight-asian="normal" style:font-size-complex="11pt" style:font-weight-complex="normal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6cf93" fo:background-color="transparent" style:font-size-asian="11pt" style:font-weight-asian="normal" style:font-size-complex="11pt" style:font-weight-complex="normal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2986e1" style:font-size-asian="11pt" style:font-weight-asian="normal" style:font-size-complex="11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132112c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2dd28e" fo:background-color="transparent" style:font-size-asian="10.5pt" style:font-weight-asian="normal" style:font-size-complex="10.5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4d0d7" fo:background-color="transparent" style:font-size-asian="10pt" style:font-weight-asian="normal" style:font-size-complex="10pt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3b2ac9" fo:background-color="transparent" style:font-size-asian="10pt" style:font-weight-asian="normal" style:font-size-complex="10pt" style:font-weight-complex="normal" loext:padding="0in" loext:border="none"/>
    </style:style>
    <style:style style:name="P3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813709" loext:opacity="10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3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0.5pt" fo:language="en" fo:country="GB" style:text-underline-style="none" fo:font-weight="normal" officeooo:rsid="012986e1" officeooo:paragraph-rsid="012dd28e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34d0d7" style:font-size-asian="11pt" style:font-weight-asian="normal" style:font-size-complex="11pt" style:font-weight-complex="normal" loext:padding="0in" loext:border="none"/>
    </style:style>
    <style:style style:name="P4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b8be6" style:font-size-asian="11pt" style:font-weight-asian="normal" style:font-size-complex="11pt" style:font-weight-complex="normal" loext:padding="0in" loext:border="none"/>
    </style:style>
    <style:style style:name="P4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4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4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4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0pt" fo:language="en" fo:country="GB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1289a9d" officeooo:paragraph-rsid="0005e96b" style:font-size-asian="11pt" style:font-weight-asian="normal" style:font-size-complex="11pt" style:font-weight-complex="normal" loext:padding="0in" loext:border="none"/>
    </style:style>
    <style:style style:name="P4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ato" fo:font-size="11pt" fo:letter-spacing="normal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Lato1" fo:font-size="11pt" fo:language="en" fo:country="US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#ffffff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54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55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d9092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6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415175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57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58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59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60" style:family="paragraph" style:parent-style-name="Standard">
      <style:paragraph-properties fo:margin-left="0in" fo:margin-right="0in" fo:margin-top="0in" fo:margin-bottom="0.0799in" style:contextual-spacing="false" style:line-height-at-least="0.198in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61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2" style:family="paragraph" style:parent-style-name="Standard">
      <style:paragraph-properties fo:margin-left="0in" fo:margin-right="0in" fo:margin-top="0in" fo:margin-bottom="0.0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63240"/>
    </style:style>
    <style:style style:name="P63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4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66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67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6c86d" fo:background-color="transparent" style:font-size-asian="11pt" style:font-weight-asian="normal" style:font-size-complex="11pt" style:font-weight-complex="normal" loext:padding="0in" loext:border="none"/>
    </style:style>
    <style:style style:name="P68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69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9d8e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70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71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73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4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5" style:family="paragraph" style:parent-style-name="Standard">
      <style:paragraph-properties fo:margin-left="0in" fo:margin-right="0in" fo:margin-top="0in" fo:margin-bottom="0.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4898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7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da351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78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80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81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82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3" style:family="paragraph" style:parent-style-name="Standard">
      <style:paragraph-properties fo:margin-left="0in" fo:margin-right="0in" fo:margin-top="0in" fo:margin-bottom="0.1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84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8eae1" fo:background-color="transparent" style:font-size-asian="11pt" style:font-weight-asian="normal" style:font-size-complex="11pt" style:font-weight-complex="normal" loext:padding="0in" loext:border="none"/>
    </style:style>
    <style:style style:name="P85" style:family="paragraph" style:parent-style-name="Standard">
      <style:paragraph-properties fo:margin-left="0in" fo:margin-right="0in" fo:margin-top="0in" fo:margin-bottom="0.1598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111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6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2ac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87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88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e9f96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89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90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26b7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91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4218e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92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ad6a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93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94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5" style:family="paragraph" style:parent-style-name="Standard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96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dd28e" fo:background-color="transparent" style:font-size-asian="10pt" style:font-weight-asian="normal" style:font-size-complex="10pt" style:font-weight-complex="normal" loext:padding="0in" loext:border="none"/>
    </style:style>
    <style:style style:name="P97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ec84d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98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99" style:family="paragraph" style:parent-style-name="Standard">
      <style:paragraph-properties fo:margin-left="0in" fo:margin-right="0in" fo:margin-top="0in" fo:margin-bottom="0.157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100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margin-left="0in" fo:margin-right="0in" fo:margin-top="0in" fo:margin-bottom="0.2756in" style:contextual-spacing="false" fo:text-indent="0in" style:auto-text-indent="false"/>
      <style:text-properties officeooo:paragraph-rsid="012986e1"/>
    </style:style>
    <style:style style:name="P103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104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05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06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ef15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07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108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09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0" style:family="paragraph" style:parent-style-name="Standard">
      <loext:graphic-properties draw:fill="solid" draw:fill-color="#333333" draw:opacity="100%"/>
      <style:paragraph-properties fo:margin-left="0in" fo:margin-right="0in" fo:margin-top="0in" fo:margin-bottom="0.0783in" style:contextual-spacing="false" fo:text-align="start" style:justify-single-word="false" fo:text-indent="0in" style:auto-text-indent="false" fo:background-color="#333333"/>
      <style:text-properties style:use-window-font-color="true" loext:opacity="0%" style:font-name="Lato" fo:font-size="11pt" fo:language="en" fo:country="GB" fo:text-shadow="none" style:text-underline-style="none" fo:font-weight="bold" officeooo:rsid="012986e1" officeooo:paragraph-rsid="0005e96b" style:font-size-asian="11pt" style:font-weight-asian="bold" style:font-size-complex="11pt" style:font-weight-complex="bold" loext:padding="0in" loext:border="none"/>
    </style:style>
    <style:style style:name="P111" style:family="paragraph" style:parent-style-name="Standard">
      <style:paragraph-properties fo:margin-left="0in" fo:margin-right="0in" fo:margin-top="0in" fo:margin-bottom="0.0783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12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986e1" fo:background-color="transparent" style:font-size-asian="11pt" style:font-weight-asian="normal" style:font-size-complex="11pt" style:font-weight-complex="normal" loext:padding="0in" loext:border="none"/>
    </style:style>
    <style:style style:name="P113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114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115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6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7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18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style:use-window-font-color="true" loext:opacity="0%" style:font-name="Lato" fo:font-size="11pt" fo:language="en" fo:country="GB" style:text-underline-style="solid" style:text-underline-width="auto" style:text-underline-color="font-color" fo:font-weight="normal" officeooo:rsid="012986e1" officeooo:paragraph-rsid="012b8be6" style:font-size-asian="11pt" style:font-weight-asian="normal" style:font-size-complex="11pt" style:font-weight-complex="normal"/>
    </style:style>
    <style:style style:name="P119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20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21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22" style:family="paragraph" style:parent-style-name="Standard">
      <style:paragraph-properties fo:margin-left="0in" fo:margin-right="0in" fo:margin-top="0in" fo:margin-bottom="0.236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23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in" loext:border="none"/>
    </style:style>
    <style:style style:name="P124" style:family="paragraph" style:parent-style-name="Standard">
      <style:paragraph-properties fo:margin-left="0in" fo:margin-right="0in" fo:margin-top="0in" fo:margin-bottom="0.0984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125" style:family="paragraph" style:parent-style-name="Standard">
      <style:paragraph-properties fo:margin-left="0in" fo:margin-right="0in" fo:margin-top="0in" fo:margin-bottom="0.0984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in" loext:border="none"/>
    </style:style>
    <style:style style:name="P126" style:family="paragraph" style:parent-style-name="Standard">
      <style:paragraph-properties fo:margin-left="0in" fo:margin-right="0in" fo:margin-top="0in" fo:margin-bottom="0.0984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bold" officeooo:rsid="012986e1" officeooo:paragraph-rsid="012a00e0" style:font-size-asian="11pt" style:font-weight-asian="bold" style:font-size-complex="11pt" style:font-weight-complex="bold" loext:padding="0in" loext:border="none"/>
    </style:style>
    <style:style style:name="P127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8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9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30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b8be6" style:font-size-asian="11pt" style:font-weight-asian="normal" style:font-size-complex="11pt" style:font-weight-complex="normal" loext:padding="0in" loext:border="none"/>
    </style:style>
    <style:style style:name="P131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132" style:family="paragraph" style:parent-style-name="Standard">
      <style:paragraph-properties fo:margin-left="0in" fo:margin-right="0in" fo:margin-top="0in" fo:margin-bottom="0.2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4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5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136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7" style:family="paragraph" style:parent-style-name="Standard">
      <style:paragraph-properties fo:margin-left="0in" fo:margin-right="0in" fo:margin-top="0in" fo:margin-bottom="0.2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138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39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140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42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43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44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5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c2a5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6" style:family="paragraph" style:parent-style-name="Standard">
      <style:paragraph-properties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7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b8be6" fo:background-color="transparent" style:font-size-asian="10pt" style:font-weight-asian="normal" style:font-size-complex="10pt" style:font-weight-complex="normal" loext:padding="0in" loext:border="none"/>
    </style:style>
    <style:style style:name="P150" style:family="paragraph" style:parent-style-name="Standard">
      <style:paragraph-properties style:line-height-at-least="0.2083in"/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1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52" style:family="paragraph" style:parent-style-name="Standard">
      <style:paragraph-properties style:line-height-at-least="0.198in"/>
      <style:text-properties fo:font-variant="normal" fo:text-transform="none" fo:color="#650953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3" style:family="paragraph" style:parent-style-name="Standard">
      <style:paragraph-properties fo:text-align="start" style:justify-single-word="false"/>
      <style:text-properties fo:color="#333333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57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58" style:family="paragraph" style:parent-style-name="Standard">
      <style:paragraph-properties fo:margin-top="0in" fo:margin-bottom="0.0783in" style:contextual-spacing="false"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fo:text-shadow="none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0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1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2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-0.0181in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3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2e29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4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5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6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67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8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9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70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71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72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3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74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75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6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77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78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9" style:family="paragraph" style:parent-style-name="Standard">
      <style:paragraph-properties fo:margin-top="0in" fo:margin-bottom="0.1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0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1" style:family="paragraph" style:parent-style-name="Standard">
      <style:paragraph-properties fo:margin-top="0in" fo:margin-bottom="0.0984in" style:contextual-spacing="false" fo:text-align="start" style:justify-single-word="false"/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P182" style:family="paragraph" style:parent-style-name="Standard">
      <style:paragraph-properties fo:margin-top="0in" fo:margin-bottom="0.1575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3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4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18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7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4.6354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8d9c6" officeooo:paragraph-rsid="0168d9c6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18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6f74e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6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256in"/>
        </style:tab-stops>
      </style:paragraph-properties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813709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8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9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0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-0.0016in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01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02" style:family="paragraph" style:parent-style-name="Standard">
      <style:paragraph-properties fo:margin-left="0in" fo:margin-right="0in" fo:margin-top="0in" fo:margin-bottom="0.1in" style:contextual-spacing="false" fo:orphans="2" fo:widows="2" fo:text-indent="0in" style:auto-text-indent="false"/>
    </style:style>
    <style:style style:name="P203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4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05" style:family="paragraph" style:parent-style-name="Standard">
      <style:paragraph-properties fo:margin-left="0in" fo:margin-right="0in" fo:margin-top="0in" fo:margin-bottom="0.3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a828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0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c0593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08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09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10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1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12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c5eca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13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4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5" style:family="paragraph" style:parent-style-name="Standard">
      <style:paragraph-properties style:line-height-at-least="0.198in">
        <style:tab-stops>
          <style:tab-stop style:position="0.2602in"/>
          <style:tab-stop style:position="0.5382in"/>
        </style:tab-stops>
      </style:paragraph-properties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6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7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8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9" style:family="paragraph" style:parent-style-name="Standard">
      <style:paragraph-properties style:line-height-at-least="0.198in">
        <style:tab-stops>
          <style:tab-stop style:position="0.4339in"/>
        </style:tab-stops>
      </style:paragraph-properties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20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21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22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23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24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25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26" style:family="paragraph" style:parent-style-name="Standard">
      <style:paragraph-properties fo:margin-top="0in" fo:margin-bottom="0.1in" style:contextual-spacing="false" style:line-height-at-least="0.198in"/>
      <style:text-properties fo:color="#0000ff" loext:opacity="100%" style:font-name="Consolas1" fo:font-size="10pt" fo:font-weight="normal" fo:background-color="transparent"/>
    </style:style>
    <style:style style:name="P227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28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29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30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63eb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231" style:family="paragraph" style:parent-style-name="Standard">
      <style:paragraph-properties fo:margin-top="0in" fo:margin-bottom="0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" style:family="text">
      <style:text-properties loext:padding="0in" loext:border="none"/>
    </style:style>
    <style:style style:name="T2" style:family="text">
      <style:text-properties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" style:family="text">
      <style:text-properties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4" style:family="text">
      <style:text-properties style:font-name="Lato" style:font-name-asian="Noto Serif CJK SC" style:font-name-complex="Lohit Devanagari"/>
    </style:style>
    <style:style style:name="T5" style:family="text">
      <style:text-properties style:font-name="Lato" officeooo:rsid="016f74e8" style:font-name-asian="Noto Serif CJK SC" style:font-name-complex="Lohit Devanagari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DejaVu Sans Mono" fo:font-size="10pt" fo:language="en" fo:country="US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ff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9" style:family="text">
      <style:text-properties fo:color="#0000ff" loext:opacity="100%" style:font-name="DejaVu Sans Mono" fo:font-size="10.5pt" fo:language="en" fo:country="US" officeooo:rsid="0136cf93" style:font-size-asian="10.5pt" style:font-size-complex="10.5pt"/>
    </style:style>
    <style:style style:name="T10" style:family="text">
      <style:text-properties fo:color="#0000ff" loext:opacity="100%" style:font-name="DejaVu Sans Mono" fo:language="en" fo:country="US" officeooo:rsid="0136cf93"/>
    </style:style>
    <style:style style:name="T11" style:family="text">
      <style:text-properties fo:color="#0000ff" loext:opacity="100%" style:font-name="Consolas1" fo:language="en" fo:country="US" officeooo:rsid="0136cf93"/>
    </style:style>
    <style:style style:name="T12" style:family="text">
      <style:text-properties fo:color="#0000ff" loext:opacity="100%" style:font-name="Consolas1" fo:language="en" fo:country="US" officeooo:rsid="0136cf93" style:font-name-asian="Noto Serif CJK SC" style:font-name-complex="Lohit Devanagari"/>
    </style:style>
    <style:style style:name="T13" style:family="text">
      <style:text-properties fo:font-variant="normal" fo:text-transform="none" fo:color="#73737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4" style:family="text">
      <style:text-properties fo:font-variant="normal" fo:text-transform="none" fo:color="#73737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5" style:family="text">
      <style:text-properties fo:font-variant="normal" fo:text-transform="none" fo:color="#73737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16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17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8" style:family="text">
      <style:text-properties fo:font-variant="normal" fo:text-transform="none" fo:color="#336699" loext:opacity="100%" fo:letter-spacing="-0.0102in" fo:language="en" fo:country="GB" fo:font-style="normal" style:text-underline-style="none" fo:font-weight="normal" officeooo:rsid="012986e1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 loext:padding="0in" loext:border="none"/>
    </style:style>
    <style:style style:name="T19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name-complex="Lohit Devanagari" style:font-size-complex="10.5pt" style:language-complex="zxx" style:country-complex="none" style:font-style-complex="normal" loext:padding="0in" loext:border="none"/>
    </style:style>
    <style:style style:name="T20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1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size-complex="10.5pt" style:language-complex="zxx" style:country-complex="none" style:font-style-complex="normal" loext:padding="0in" loext:border="none"/>
    </style:style>
    <style:style style:name="T22" style:family="text">
      <style:text-properties fo:font-variant="normal" fo:text-transform="none" fo:color="#669933" loext:opacity="10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3" style:family="text"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4" style:family="text">
      <style:text-properties fo:font-variant="normal" fo:text-transform="none" fo:color="#66993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5" style:family="text">
      <style:text-properties fo:font-variant="normal" fo:text-transform="none" fo:color="#66993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6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officeooo:rsid="0005e96b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28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588bfa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4898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63240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663eb5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3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5fb79e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63eb5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3b2ac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4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4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15fb79e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7" style:family="text">
      <style:text-properties fo:font-variant="normal" fo:text-transform="none" fo:letter-spacing="normal" fo:font-style="normal" fo:background-color="transparent" loext:char-shading-value="0" loext:padding="0in" loext:border="none"/>
    </style:style>
    <style:style style:name="T48" style:family="text">
      <style:text-properties fo:font-variant="normal" fo:text-transform="none" fo:letter-spacing="normal" fo:font-style="normal" officeooo:rsid="012b8be6" fo:background-color="transparent" loext:char-shading-value="0" loext:padding="0in" loext:border="none"/>
    </style:style>
    <style:style style:name="T49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transparent" loext:char-shading-value="0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 officeooo:rsid="012dd28e" fo:background-color="transparent" loext:char-shading-value="0"/>
    </style:style>
    <style:style style:name="T51" style:family="text">
      <style:text-properties fo:font-variant="normal" fo:text-transform="none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52" style:family="text">
      <style:text-properties fo:font-variant="normal" fo:text-transform="none" fo:letter-spacing="normal" fo:language="en" fo:country="US" fo:font-style="normal" style:text-underline-style="none" officeooo:rsid="0136cf93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53" style:family="text">
      <style:text-properties fo:font-variant="normal" fo:text-transform="none" fo:color="#993366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54" style:family="text">
      <style:text-properties fo:font-variant="normal" fo:text-transform="none" fo:color="#993366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55" style:family="text">
      <style:text-properties fo:color="#73737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6" style:family="text">
      <style:text-properties fo:color="#336699" loext:opacity="100%" style:font-name="DejaVu Sans Mono" fo:font-size="10pt" fo:letter-spacing="-0.0102in" fo:language="en" fo:country="GB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57" style:family="text">
      <style:text-properties fo:color="#66993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style-asian="normal" style:font-weight-asian="bold" style:font-style-complex="normal" style:font-weight-complex="bold"/>
    </style:style>
    <style:style style:name="T60" style:family="text"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61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2986e1" style:font-size-asian="11pt" style:font-size-complex="11pt"/>
    </style:style>
    <style:style style:name="T62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5a6ca5" style:font-size-asian="11pt" style:font-size-complex="11pt"/>
    </style:style>
    <style:style style:name="T63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size-asian="14pt" style:font-weight-asian="bold" style:font-size-complex="14pt" style:font-weight-complex="bold"/>
    </style:style>
    <style:style style:name="T64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65" style:family="text">
      <style:text-properties style:use-window-font-color="true" loext:opacity="0%"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66" style:family="text">
      <style:text-properties style:use-window-font-color="true" loext:opacity="0%" style:font-name="Lato" style:font-name-asian="Noto Serif CJK SC" style:font-name-complex="Lohit Devanagari"/>
    </style:style>
    <style:style style:name="T67" style:family="text">
      <style:text-properties style:use-window-font-color="true" loext:opacity="0%" style:font-name="Lato" style:font-name-asian="Noto Serif CJK SC" style:font-name-complex="Lohit Devanagari"/>
    </style:style>
    <style:style style:name="T68" style:family="text">
      <style:text-properties style:use-window-font-color="true" loext:opacity="0%" style:font-name="Lato" style:text-underline-style="solid" style:text-underline-width="auto" style:text-underline-color="font-color" officeooo:rsid="01663eb5" style:font-name-asian="Noto Serif CJK SC" style:font-name-complex="Lohit Devanagari"/>
    </style:style>
    <style:style style:name="T69" style:family="text">
      <style:text-properties style:use-window-font-color="true" loext:opacity="0%" style:font-name="Lato" style:text-underline-style="solid" style:text-underline-width="auto" style:text-underline-color="font-color" officeooo:rsid="016c0593" style:font-name-asian="Noto Serif CJK SC" style:font-name-complex="Lohit Devanagari"/>
    </style:style>
    <style:style style:name="T70" style:family="text">
      <style:text-properties fo:color="#c9211e" loext:opacity="100%"/>
    </style:style>
    <style:style style:name="T71" style:family="text">
      <style:text-properties fo:color="#c9211e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underline-style="solid" style:text-underline-width="auto" style:text-underline-color="font-color" officeooo:rsid="0134d0d7"/>
    </style:style>
    <style:style style:name="T74" style:family="text">
      <style:text-properties style:text-underline-style="solid" style:text-underline-width="auto" style:text-underline-color="font-color" officeooo:rsid="0136c86d"/>
    </style:style>
    <style:style style:name="T75" style:family="text">
      <style:text-properties style:text-underline-style="solid" style:text-underline-width="auto" style:text-underline-color="font-color" officeooo:rsid="0138eae1"/>
    </style:style>
    <style:style style:name="T76" style:family="text">
      <style:text-properties style:text-underline-style="solid" style:text-underline-width="auto" style:text-underline-color="font-color" officeooo:rsid="0139d8e1"/>
    </style:style>
    <style:style style:name="T77" style:family="text">
      <style:text-properties style:text-underline-style="solid" style:text-underline-width="auto" style:text-underline-color="font-color" officeooo:rsid="013b2ac9"/>
    </style:style>
    <style:style style:name="T78" style:family="text">
      <style:text-properties style:text-underline-style="solid" style:text-underline-width="auto" style:text-underline-color="font-color" officeooo:rsid="013bbd8b"/>
    </style:style>
    <style:style style:name="T79" style:family="text">
      <style:text-properties style:text-underline-style="solid" style:text-underline-width="auto" style:text-underline-color="font-color" style:font-style-asian="normal" style:font-style-complex="normal"/>
    </style:style>
    <style:style style:name="T80" style:family="text">
      <style:text-properties style:text-underline-style="solid" style:text-underline-width="auto" style:text-underline-color="font-color" officeooo:rsid="013b2ac9" style:font-style-asian="normal" style:font-style-complex="normal"/>
    </style:style>
    <style:style style:name="T81" style:family="text">
      <style:text-properties style:text-underline-style="solid" style:text-underline-width="auto" style:text-underline-color="font-color" officeooo:rsid="013e9f96" style:font-style-asian="normal" style:font-style-complex="normal"/>
    </style:style>
    <style:style style:name="T82" style:family="text">
      <style:text-properties style:text-underline-style="solid" style:text-underline-width="auto" style:text-underline-color="font-color" officeooo:rsid="01415175" style:font-style-asian="normal" style:font-style-complex="normal"/>
    </style:style>
    <style:style style:name="T83" style:family="text">
      <style:text-properties style:text-underline-style="solid" style:text-underline-width="auto" style:text-underline-color="font-color" officeooo:rsid="01426b73" style:font-style-asian="normal" style:font-style-complex="normal"/>
    </style:style>
    <style:style style:name="T84" style:family="text">
      <style:text-properties style:text-underline-style="solid" style:text-underline-width="auto" style:text-underline-color="font-color" officeooo:rsid="0144218e" style:font-style-asian="normal" style:font-style-complex="normal"/>
    </style:style>
    <style:style style:name="T85" style:family="text">
      <style:text-properties style:text-underline-style="solid" style:text-underline-width="auto" style:text-underline-color="font-color" officeooo:rsid="014fe178" style:font-style-asian="normal" style:font-style-complex="normal"/>
    </style:style>
    <style:style style:name="T86" style:family="text">
      <style:text-properties officeooo:rsid="0122c4ff" loext:padding="0in" loext:border="none"/>
    </style:style>
    <style:style style:name="T87" style:family="text">
      <style:text-properties style:font-name="GqdfpyHkgxthGwhhqsUtopiaStd-Regular" fo:font-size="9pt" style:font-size-asian="9pt"/>
    </style:style>
    <style:style style:name="T88" style:family="text">
      <style:text-properties officeooo:rsid="0005e96b"/>
    </style:style>
    <style:style style:name="T89" style:family="text">
      <style:text-properties officeooo:rsid="0005e96b" loext:padding="0in" loext:border="none"/>
    </style:style>
    <style:style style:name="T90" style:family="text">
      <style:text-properties officeooo:rsid="0126d0db"/>
    </style:style>
    <style:style style:name="T91" style:family="text">
      <style:text-properties officeooo:rsid="01289a9d"/>
    </style:style>
    <style:style style:name="T92" style:family="text">
      <style:text-properties fo:letter-spacing="normal"/>
    </style:style>
    <style:style style:name="T93" style:family="text">
      <style:text-properties fo:letter-spacing="normal" loext:padding="0in" loext:border="none"/>
    </style:style>
    <style:style style:name="T94" style:family="text">
      <style:text-properties fo:letter-spacing="normal" officeooo:rsid="012510cb"/>
    </style:style>
    <style:style style:name="T95" style:family="text">
      <style:text-properties fo:letter-spacing="normal" officeooo:rsid="012510cb" loext:padding="0in" loext:border="none"/>
    </style:style>
    <style:style style:name="T96" style:family="text">
      <style:text-properties fo:letter-spacing="normal" fo:font-style="italic" style:font-style-asian="italic"/>
    </style:style>
    <style:style style:name="T97" style:family="text">
      <style:text-properties fo:letter-spacing="normal" fo:font-style="italic" officeooo:rsid="012510cb" style:font-style-asian="italic"/>
    </style:style>
    <style:style style:name="T98" style:family="text">
      <style:text-properties officeooo:rsid="012a00e0"/>
    </style:style>
    <style:style style:name="T99" style:family="text">
      <style:text-properties officeooo:rsid="012b8be6"/>
    </style:style>
    <style:style style:name="T100" style:family="text">
      <style:text-properties fo:font-size="10.5pt" style:font-size-asian="10.5pt" style:font-size-complex="10.5pt"/>
    </style:style>
    <style:style style:name="T101" style:family="text">
      <style:text-properties fo:font-size="10.5pt" fo:font-style="normal" style:font-size-asian="10.5pt" style:font-style-asian="normal" style:font-size-complex="10.5pt" style:font-style-complex="normal"/>
    </style:style>
    <style:style style:name="T102" style:family="text">
      <style:text-properties fo:font-size="10.5pt" fo:font-weight="bold" style:font-size-asian="10.5pt" style:font-weight-asian="bold" style:font-size-complex="10.5pt" style:font-weight-complex="bold"/>
    </style:style>
    <style:style style:name="T103" style:family="text">
      <style:text-properties style:font-name="DejaVu Sans Mono" fo:font-size="10pt" fo:letter-spacing="-0.0102in" style:font-size-asian="10pt" style:font-size-complex="10pt"/>
    </style:style>
    <style:style style:name="T104" style:family="text">
      <style:text-properties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05" style:family="text">
      <style:text-properties style:font-name="DejaVu Sans Mono" fo:font-size="10pt" style:font-size-asian="10pt" style:font-size-complex="10pt"/>
    </style:style>
    <style:style style:name="T106" style:family="text">
      <style:text-properties style:font-name="DejaVu Sans Mono" fo:language="en" fo:country="US" officeooo:rsid="0136cf93"/>
    </style:style>
    <style:style style:name="T107" style:family="text">
      <style:text-properties officeooo:rsid="0136cf93"/>
    </style:style>
    <style:style style:name="T108" style:family="text">
      <style:text-properties officeooo:rsid="013771bf"/>
    </style:style>
    <style:style style:name="T109" style:family="text">
      <style:text-properties officeooo:rsid="013da351"/>
    </style:style>
    <style:style style:name="T110" style:family="text">
      <style:text-properties style:font-style-asian="normal" style:font-style-complex="normal"/>
    </style:style>
    <style:style style:name="T111" style:family="text">
      <style:text-properties officeooo:rsid="014041ee"/>
    </style:style>
    <style:style style:name="T112" style:family="text">
      <style:text-properties officeooo:rsid="01415175"/>
    </style:style>
    <style:style style:name="T113" style:family="text">
      <style:text-properties officeooo:rsid="01426b73"/>
    </style:style>
    <style:style style:name="T114" style:family="text">
      <style:text-properties officeooo:rsid="0144218e"/>
    </style:style>
    <style:style style:name="T115" style:family="text">
      <style:text-properties officeooo:rsid="014c2a59"/>
    </style:style>
    <style:style style:name="T116" style:family="text">
      <style:text-properties fo:color="#0000bb" loext:opacity="100%" fo:background-color="#ffffff" loext:char-shading-value="0"/>
    </style:style>
    <style:style style:name="T117" style:family="text">
      <style:text-properties fo:color="#0000bb" loext:opacity="100%" officeooo:rsid="01511188" fo:background-color="#ffffff" loext:char-shading-value="0"/>
    </style:style>
    <style:style style:name="T118" style:family="text">
      <style:text-properties fo:color="#007700" loext:opacity="100%" fo:background-color="#ffffff" loext:char-shading-value="0"/>
    </style:style>
    <style:style style:name="T119" style:family="text">
      <style:text-properties fo:color="#007700" loext:opacity="100%" officeooo:rsid="014fe178" fo:background-color="#ffffff" loext:char-shading-value="0"/>
    </style:style>
    <style:style style:name="T120" style:family="text">
      <style:text-properties fo:color="#dd0000" loext:opacity="100%" fo:background-color="#ffffff" loext:char-shading-value="0"/>
    </style:style>
    <style:style style:name="T121" style:family="text">
      <style:text-properties fo:color="#dd0000" loext:opacity="100%" officeooo:rsid="01511188" fo:background-color="#ffffff" loext:char-shading-value="0"/>
    </style:style>
    <style:style style:name="T122" style:family="text">
      <style:text-properties officeooo:rsid="01588bfa"/>
    </style:style>
    <style:style style:name="T123" style:family="text">
      <style:text-properties officeooo:rsid="0159cd1c"/>
    </style:style>
    <style:style style:name="T124" style:family="text">
      <style:text-properties officeooo:rsid="015a6ca5"/>
    </style:style>
    <style:style style:name="T125" style:family="text">
      <style:text-properties fo:color="#ff0000" loext:opacity="100%"/>
    </style:style>
    <style:style style:name="T126" style:family="text">
      <style:text-properties fo:color="#2be98a" loext:opacity="100%"/>
    </style:style>
    <style:style style:name="T127" style:family="text">
      <style:text-properties fo:color="#2be98a" loext:opacity="100%" officeooo:rsid="016dd73f"/>
    </style:style>
    <style:style style:name="T128" style:family="text">
      <style:text-properties fo:color="#b0ec38" loext:opacity="100%"/>
    </style:style>
    <style:style style:name="T129" style:family="text">
      <style:text-properties fo:color="#f92672" loext:opacity="100%"/>
    </style:style>
    <style:style style:name="T130" style:family="text">
      <style:text-properties fo:color="#e6db74" loext:opacity="100%"/>
    </style:style>
    <style:style style:name="T131" style:family="text">
      <style:text-properties fo:color="#ae81ff" loext:opacity="100%"/>
    </style:style>
    <style:style style:name="T132" style:family="text">
      <style:text-properties officeooo:rsid="016498fb"/>
    </style:style>
    <style:style style:name="T133" style:family="text">
      <style:text-properties fo:color="#000000" loext:opacity="100%" style:font-name="Times New Roman" fo:font-size="14pt"/>
    </style:style>
    <style:style style:name="T134" style:family="text">
      <style:text-properties style:text-line-through-style="none" style:text-line-through-type="none" style:text-blinking="false"/>
    </style:style>
    <style:style style:name="T135" style:family="text">
      <style:text-properties fo:color="#333333" loext:opacity="100%" style:font-name="Fira Sans" fo:font-size="12pt" officeooo:rsid="01663eb5"/>
    </style:style>
    <style:style style:name="T136" style:family="text"/>
    <style:style style:name="T137" style:family="text">
      <style:text-properties officeooo:rsid="01696fe6"/>
    </style:style>
    <style:style style:name="T138" style:family="text">
      <style:text-properties officeooo:rsid="016a828e"/>
    </style:style>
    <style:style style:name="T139" style:family="text">
      <style:text-properties officeooo:rsid="016c0593"/>
    </style:style>
    <style:style style:name="T140" style:family="text">
      <style:text-properties officeooo:rsid="016f74e8"/>
    </style:style>
    <style:style style:name="T141" style:family="text">
      <style:text-properties fo:color="#292929" loext:opacity="100%" style:font-name="Roboto" fo:font-size="14pt" style:text-underline-style="solid" style:text-underline-width="auto" style:text-underline-color="font-color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142" style:family="text">
      <style:text-properties fo:color="#292929" loext:opacity="100%" fo:font-size="14pt" style:text-underline-style="solid" style:text-underline-width="auto" style:text-underline-color="font-color" officeooo:rsid="005e9f9c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4"><text:span text:style-name="T1">PHP Notes Chapter </text:span><text:span text:style-name="T86">2</text:span><text:span text:style-name="T1">  </text:span><text:span text:style-name="T86">Functions</text:span></text:p>
      <text:p text:style-name="P100"><text:span text:style-name="T89">In PHP, function names are case insensitive and can be referenced before they are </text:span><text:span text:style-name="T88">defined, unless they are defined in a conditional code block.</text:span></text:p>
      <text:p text:style-name="P107">Arguments</text:p>
      <text:p text:style-name="P101"><text:span text:style-name="T93">Arguments </text:span><text:span text:style-name="T95">(</text:span><text:span text:style-name="T96">parameters</text:span><text:span text:style-name="T97">)</text:span><text:span text:style-name="T92">, allow you to pass values into the function scope. </text:span><text:span text:style-name="T94">They </text:span><text:span text:style-name="T92">are passed as a comma-</text:span><text:span text:style-name="T94">s</text:span><text:span text:style-name="T92">eparated list and are evaluated left to right.</text:span></text:p>
      <text:p text:style-name="P3">Argument Type Declarations</text:p>
      <text:p text:style-name="P47"/>
      <text:p text:style-name="P49"><text:span text:style-name="T1">PHP is a loosely typed language and if you specify exactly what</text:span>sort of variable you expect, then your function is going to be more reliable and your code easier to read, <text:span text:style-name="T91">(and a</text:span><text:span text:style-name="T90">lso your IDE can type hint</text:span><text:span text:style-name="T91">).</text:span></text:p>
      <text:p text:style-name="P48"/>
      <text:p text:style-name="P102"><text:span text:style-name="T2">If ph</text:span><text:span text:style-name="T60">p is running in </text:span><text:span text:style-name="T30">strict mode</text:span><text:span text:style-name="T60"> <text:s text:c="2"/></text:span><text:span text:style-name="T7">declare(strict_types = 1); </text:span><text:span text:style-name="T31">and the variable passed into a function is the incorrect typetype, then PHP 7 will raise a TypeError exception.</text:span></text:p>
      <text:p text:style-name="P112">Example 1:</text:p>
      <text:p text:style-name="P25">&lt;?php</text:p>
      <text:p text:style-name="P153">/* $itemName must be a string and $details must be an array */</text:p>
      <text:p text:style-name="P154"/>
      <text:p text:style-name="P158">function addToShoppingCart(string $itemName, array $details) {}</text:p>
      <text:p text:style-name="P155"/>
      <text:p text:style-name="P148">/* $paymentObject must be an object that either:</text:p>
      <text:p text:style-name="P32">implements the PaymentProviderInterface interface,</text:p>
      <text:p text:style-name="P32">or is any child of a class that does */</text:p>
      <text:p text:style-name="P17"/>
      <text:p text:style-name="P108">function requestPayment(PaymentProviderInterface $paymentObject) {}</text:p>
      <text:p text:style-name="P17"/>
      <text:p text:style-name="P33">/* $employee must be an object that is either:</text:p>
      <text:p text:style-name="P148">an instance of the Employee class,</text:p>
      <text:p text:style-name="P148">or is any child of a class that does */</text:p>
      <text:p text:style-name="P148"/>
      <text:p text:style-name="P159">function calculateWage(Employee $employee) {}</text:p>
      <text:p text:style-name="P17"/>
      <text:p text:style-name="P33">/* $callback must be a callable */</text:p>
      <text:p text:style-name="P33"/>
      <text:p text:style-name="P122">function performCalculation(callable $method) {}</text:p>
      <text:p text:style-name="P51"/>
      <text:p text:style-name="P110">Type <text:tab/><text:tab/><text:tab/><text:tab/>Description</text:p>
      <text:p text:style-name="P181">Class name or Interface <text:tab/><text:span text:style-name="T98">A</text:span>n instance of, or a child of, the specified class or interface.</text:p>
      <text:p text:style-name="P181">self <text:tab/><text:tab/><text:tab/><text:tab/>The parameter must be an instance of the current class.</text:p>
      <text:p text:style-name="P181">array</text:p>
      <text:p text:style-name="P181">bool</text:p>
      <text:p text:style-name="P181">float</text:p>
      <text:p text:style-name="P181">int</text:p>
      <text:p text:style-name="P181">string</text:p>
      <text:p text:style-name="P181">iterable <text:tab/><text:tab/><text:tab/>The parameter must be either an array or an instanceof traversable.</text:p>
      <text:p text:style-name="P124">callable <text:tab/><text:tab/><text:tab/>The parameter must be a valid callable.</text:p>
      <text:p text:style-name="P126"><text:soft-page-break/>Note: <text:s/></text:p>
      <text:p text:style-name="P125">When say “ancestor” class, I<text:span text:style-name="T98">t</text:span> referring to any superclass of your class: the parent, the parent’s parent, and so on. Likewise, <text:span text:style-name="T98">if</text:span> using the word “child” <text:s/><text:span text:style-name="T98">it</text:span> denote a child, grandchild, great-grandchild, and so on.</text:p>
      <text:p text:style-name="P123">You cannot use type aliases. For example, you cannot use boolean in place of bool <text:span text:style-name="T87">PHP </text:span>will expect an instance of a class called boolean</text:p>
      <text:p text:style-name="P113">Example <text:span text:style-name="T99">2</text:span>:</text:p>
      <text:p text:style-name="P127">&lt;?php</text:p>
      <text:p text:style-name="P168">function A(boolean $a) {var_dump($a);}</text:p>
      <text:p text:style-name="P168">A(true);</text:p>
      <text:p text:style-name="P168">?&gt;</text:p>
      <text:p text:style-name="P162">// Fatal error: Uncaught TypeError: Argument 1 passed to A() must be an instance of boolean, boolean given...</text:p>
      <text:p text:style-name="P43"/>
      <text:p text:style-name="P41">There are two ways that you can enforce scalar type hinting: coercive (default) and strict. </text:p>
      <text:p text:style-name="P130">You configure the <text:span text:style-name="T58">mode per file</text:span> by placing a <text:span text:style-name="T26">declare</text:span> directive at the top of the file.</text:p>
      <text:p text:style-name="P50"/>
      <text:p text:style-name="P118"><text:span text:style-name="T47">Example </text:span><text:span text:style-name="T48">3</text:span><text:span text:style-name="T47">:</text:span></text:p>
      <text:p text:style-name="P115">&lt;?php</text:p>
      <text:p text:style-name="P141">function sayHello(string $name) {</text:p>
      <text:p text:style-name="P141"><text:s text:c="4"/>echo gettype($name);</text:p>
      <text:p text:style-name="P141">}</text:p>
      <text:p text:style-name="P141">?&gt;</text:p>
      <text:p text:style-name="P156">sayHello(100); // string</text:p>
      <text:p text:style-name="P156"/>
      <text:p text:style-name="P114">Example <text:span text:style-name="T99">4</text:span>:</text:p>
      <text:p text:style-name="P160">&lt;?php</text:p>
      <text:p text:style-name="P164">declare(strict_types=1);</text:p>
      <text:p text:style-name="P141">function sayHello(string $name) {</text:p>
      <text:p text:style-name="P141"><text:s text:c="4"/>echo gettype($name);</text:p>
      <text:p text:style-name="P157">}</text:p>
      <text:p text:style-name="P160">sayHello(100);</text:p>
      <text:p text:style-name="P160">?&gt;</text:p>
      <text:p text:style-name="P149">/*Fatal error: Uncaught TypeError: Argument 1 passed to sayHello() must be </text:p>
      <text:p text:style-name="P149">of the type string, integer given,*/</text:p>
      <text:p text:style-name="P50"/>
      <text:p text:style-name="P50"/>
      <text:p text:style-name="P3">Alternate Null Type Syntax</text:p>
      <text:p text:style-name="P46"/>
      <text:p text:style-name="P131">PHP 7.1 introduced a new way to type hint variables that may be null.<text:tab/></text:p>
      <text:p text:style-name="P44"><text:span text:style-name="T49">Example </text:span><text:span text:style-name="T50">5</text:span><text:span text:style-name="T49">:</text:span></text:p>
      <text:p text:style-name="P46"/>
      <text:p text:style-name="P115">&lt;?php</text:p>
      <text:p text:style-name="P141">function myFunc(?MyObject $myObj){</text:p>
      <text:p text:style-name="P141"><text:s text:c="4"/>echo "hello world";</text:p>
      <text:p text:style-name="P160">}</text:p>
      <text:p text:style-name="P169">// this is allowed</text:p>
      <text:p text:style-name="P160">myFunc(null);</text:p>
      <text:p text:style-name="P169">// this produces a fatal error: Too few arguments</text:p>
      <text:p text:style-name="P116">myFunc();</text:p>
      <text:p text:style-name="P42"><text:span text:style-name="T58">Note</text:span> : The argument is not optional; <text:s/>you have to explicitly pass null or an object of the specified type.</text:p>
      <text:p text:style-name="P3"><text:soft-page-break/>Optional Arguments</text:p>
      <text:p text:style-name="P46"/>
      <text:p text:style-name="P109">&lt;?php</text:p>
      <text:p text:style-name="P141">function sayHi($message = 'world') {</text:p>
      <text:p text:style-name="P160"><text:s text:c="4"/>echo "Hello $message";</text:p>
      <text:p text:style-name="P141">}</text:p>
      <text:p text:style-name="P128">sayHi();</text:p>
      <text:p text:style-name="P116">?&gt;</text:p>
      <text:p text:style-name="P96">/*Hello $message*/</text:p>
      <text:p text:style-name="P39"><text:span text:style-name="T51">Note: </text:span><text:span text:style-name="T47"><text:s/>PHP 7 will throw an ArgumentCountError if you do not supply all the mandatory parameters to a function. </text:span></text:p>
      <text:p text:style-name="P22"/>
      <text:p text:style-name="P39"/>
      <text:p text:style-name="P40"/>
      <text:p text:style-name="P39"/>
      <text:p text:style-name="P39"/>
      <text:h text:style-name="P1" text:outline-level="1">Overloading in PHP</text:h>
      <text:p text:style-name="P5"/>
      <text:p text:style-name="P54">In other programming languages, overloading usually refers to declaring multiple functions with the same name but with differing quantities and types of arguments.</text:p>
      <text:p text:style-name="P8"><text:span text:style-name="T58">PHP will not let you redeclare the same function name</text:span>. However, PHP does let you call a function with different arguments and offers you some functions to be able to access the arguments that a function was called with.</text:p>
      <text:p text:style-name="P8"/>
      <text:p text:style-name="P8"/>
      <text:p text:style-name="P19"><text:span text:style-name="Strong_20_Emphasis"><text:span text:style-name="T56">func_num_args</text:span></text:span><text:span text:style-name="T55">(): </text:span><text:span text:style-name="T57">int<text:tab/><text:tab/><text:tab/></text:span><text:span text:style-name="T103">Gets the number of arguments passed to the function.</text:span></text:p>
      <text:p text:style-name="P37"/>
      <text:p text:style-name="P19"><text:span text:style-name="Strong_20_Emphasis"><text:span text:style-name="T56">func_get_args</text:span></text:span><text:span text:style-name="T55">(): </text:span><text:span text:style-name="T57">array<text:tab/><text:tab/><text:tab/></text:span><text:span text:style-name="T104">Gets an array of the function's argument list.</text:span></text:p>
      <text:p text:style-name="P37"/>
      <text:p text:style-name="Standard"><text:span text:style-name="Strong_20_Emphasis"><text:span text:style-name="T16">func_get_arg</text:span></text:span><text:span text:style-name="T13">(</text:span><text:span text:style-name="T23">int</text:span><text:span text:style-name="T13"> </text:span><text:span text:style-name="Source_20_Text"><text:span text:style-name="T17">$position</text:span></text:span><text:span text:style-name="T13">): </text:span><text:span text:style-name="Strong_20_Emphasis"><text:span text:style-name="T16">mixed<text:tab/></text:span></text:span><text:span text:style-name="T45">Gets the specified argument from a user-defined function's</text:span><text:span text:style-name="T22"> <text:tab/><text:tab/><text:tab/><text:tab/><text:tab/><text:tab/></text:span><text:span text:style-name="T45">argument list.</text:span></text:p>
      <text:p text:style-name="P8"/>
      <text:p text:style-name="P9"><text:span text:style-name="T72">Example </text:span><text:span text:style-name="T73">6</text:span><text:span text:style-name="T72">:</text:span></text:p>
      <text:p text:style-name="P8"/>
      <text:p text:style-name="P58">&lt;?php</text:p>
      <text:p text:style-name="P176">function foo() {</text:p>
      <text:p text:style-name="P165"><text:s text:c="3"/>$numArgs = func_num_args();</text:p>
      <text:p text:style-name="P165"><text:s text:c="3"/>$args = func_get_args();</text:p>
      <text:p text:style-name="P165"><text:s text:c="3"/>$fistArg = func_get_arg(0);</text:p>
      <text:p text:style-name="P140"/>
      <text:p text:style-name="P140"><text:s text:c="3"/>echo 'Number or arguments: ' . $numArgs . '&lt;br&gt;';</text:p>
      <text:p text:style-name="P140"><text:s text:c="3"/>echo '1st argument: ' . $fistArg . '&lt;br&gt;';</text:p>
      <text:p text:style-name="P170"><text:s text:c="3"/>var_export($args);</text:p>
      <text:p text:style-name="P173">}</text:p>
      <text:p text:style-name="P173">foo('000', 1, 'two', 'THREE', 'iv');</text:p>
      <text:p text:style-name="P140">?&gt;</text:p>
      <text:p text:style-name="P8"/>
      <text:p text:style-name="P8"/>
      <text:p text:style-name="P30">/*</text:p>
      <text:p text:style-name="P30">Number or arguments: 5<text:line-break/>1st argument: 000<text:line-break/>array ( 0 =&gt; '000', 1 =&gt; 1, 2 =&gt; 'two', 3 =&gt; 'THREE', 4 =&gt; 'iv', )</text:p>
      <text:p text:style-name="P30">*/</text:p>
      <text:p text:style-name="P8"/>
      <text:p text:style-name="P67"><text:soft-page-break/><text:span text:style-name="T72">Example </text:span><text:span text:style-name="T74">7</text:span><text:span text:style-name="T72">:</text:span></text:p>
      <text:p text:style-name="P24"/>
      <text:p text:style-name="P65">&lt;?php</text:p>
      <text:p text:style-name="P23">function bar(?string $data): void {</text:p>
      <text:p text:style-name="P140"><text:s text:c="4"/>$data = 'Changed';</text:p>
      <text:p text:style-name="P140"/>
      <text:p text:style-name="P140"><text:s text:c="4"/>if (func_num_args() &gt; 0) {</text:p>
      <text:p text:style-name="P140"><text:s text:c="8"/>echo func_get_arg(0);</text:p>
      <text:p text:style-name="P140"><text:s text:c="4"/>} </text:p>
      <text:p text:style-name="P140">}</text:p>
      <text:p text:style-name="P140"/>
      <text:p text:style-name="P140">bar(‘<text:span text:style-name="T107">Variable’</text:span>);</text:p>
      <text:p text:style-name="P173">?&gt;</text:p>
      <text:p text:style-name="P147">/* Changed */</text:p>
      <text:p text:style-name="P8"/>
      <text:p text:style-name="P8"/>
      <text:p text:style-name="P10">In PHP 5, this outputs Variable, but in PHP 7, it outputs Changed. </text:p>
      <text:p text:style-name="P10">This shows that in PHP 7 if you change the value of an argument in a function, then the value returned by func_get_arg() will be the new value and not the original value.</text:p>
      <text:p text:style-name="P8"/>
      <text:p text:style-name="P38"/>
      <text:p text:style-name="P4"/>
      <text:p text:style-name="P45"/>
      <text:p text:style-name="P7">Variadics</text:p>
      <text:p text:style-name="P45"/>
      <text:p text:style-name="P68">By using the ... token in <text:span text:style-name="T108">the</text:span> argument list, <text:s/><text:span text:style-name="T108">it is </text:span>specify that the function will accept a variable number of parameters.</text:p>
      <text:p text:style-name="P95">The variadic parameters are made available in <text:span text:style-name="T108">the</text:span> function as an array. If mixing normal fixed parameters with a variadic syntax, then the variadic parameter must be the last parameter in the list of parameters.</text:p>
      <text:p text:style-name="P84"><text:span text:style-name="T72">Example </text:span><text:span text:style-name="T75">8</text:span><text:span text:style-name="T72">:</text:span></text:p>
      <text:p text:style-name="P26">&lt;?php</text:p>
      <text:p text:style-name="P59">function baz($required, $optional = null, ...$variadic) {</text:p>
      <text:p text:style-name="P142"><text:s text:c="4"/>printf(</text:p>
      <text:p text:style-name="P142"><text:s text:c="8"/>'Required: %d; Optional: %d; number of variadic parameters: %d &lt;br&gt;', </text:p>
      <text:p text:style-name="P142"><text:s text:c="8"/>$required, $optional, count($variadic)</text:p>
      <text:p text:style-name="P142"><text:s text:c="4"/>);</text:p>
      <text:p text:style-name="P142">}</text:p>
      <text:p text:style-name="P142"/>
      <text:p text:style-name="P142">baz(1);</text:p>
      <text:p text:style-name="P142">baz(1, 2);</text:p>
      <text:p text:style-name="P142">baz(1, 2, 3);</text:p>
      <text:p text:style-name="P142">baz(1, 2, 3, 4);</text:p>
      <text:p text:style-name="P174">baz(1, 2, 3, 4, 5);</text:p>
      <text:p text:style-name="P166">?&gt;</text:p>
      <text:p text:style-name="P71"/>
      <text:p text:style-name="P31">/*</text:p>
      <text:p text:style-name="P31">Required: 1; Optional: 0; number of variadic parameters: 0<text:line-break/>Required: 1; Optional: 2; number of variadic parameters: 0<text:line-break/>Required: 1; Optional: 2; number of variadic parameters: 1<text:line-break/>Required: 1; Optional: 2; number of variadic parameters: 2<text:line-break/>Required: 1; Optional: 2; number of variadic parameters: 3</text:p>
      <text:p text:style-name="P31">*/</text:p>
      <text:p text:style-name="P76"><text:soft-page-break/>References</text:p>
      <text:p text:style-name="P72">The &amp; operator marks the parameter as being passed by reference.</text:p>
      <text:p text:style-name="P69"><text:span text:style-name="T72">Example </text:span><text:span text:style-name="T76">9</text:span><text:span text:style-name="T72">:</text:span></text:p>
      <text:p text:style-name="P60">&lt;?<text:span text:style-name="T109">php</text:span></text:p>
      <text:p text:style-name="P26">function addOne(<text:span text:style-name="T70">&amp;</text:span>$arg) {</text:p>
      <text:p text:style-name="P142"><text:s text:c="4"/>$arg++;</text:p>
      <text:p text:style-name="P171">}</text:p>
      <text:p text:style-name="P142">$a = 1;</text:p>
      <text:p text:style-name="P142">addOne($a);</text:p>
      <text:p text:style-name="P177">echo $a; </text:p>
      <text:p text:style-name="P143">?&gt;</text:p>
      <text:p text:style-name="P139"/>
      <text:p text:style-name="P147">// 2</text:p>
      <text:p text:style-name="P11"/>
      <text:p text:style-name="P11">If a function argument is not defined as being a reference, then you cannot pass a <text:s/>reference in that argument.</text:p>
      <text:p text:style-name="P45"/>
      <text:p text:style-name="P86"><text:span text:style-name="T72">Example </text:span><text:span text:style-name="T77">10</text:span><text:span text:style-name="T72">:</text:span></text:p>
      <text:p text:style-name="P81">&lt;?php</text:p>
      <text:p text:style-name="P66">function addOne($arg) {</text:p>
      <text:p text:style-name="P66"><text:s text:c="4"/>$arg++;</text:p>
      <text:p text:style-name="P81">}</text:p>
      <text:p text:style-name="P66">$a = 0;</text:p>
      <text:p text:style-name="P66">addOne(&amp;$a); </text:p>
      <text:p text:style-name="P81">echo $a;</text:p>
      <text:p text:style-name="P81">?&gt;</text:p>
      <text:p text:style-name="P35">// fatal error as of PHP 5.4.0</text:p>
      <text:p text:style-name="P45"/>
      <text:p text:style-name="P6"/>
      <text:p text:style-name="P6"/>
      <text:p text:style-name="P6"/>
      <text:p text:style-name="P6">Variable Functions</text:p>
      <text:p text:style-name="P45"/>
      <text:p text:style-name="P87"><text:span text:style-name="T72">Example </text:span><text:span text:style-name="T77">1</text:span><text:span text:style-name="T78">1</text:span><text:span text:style-name="T72">:</text:span></text:p>
      <text:p text:style-name="P26">&lt;?php</text:p>
      <text:p text:style-name="P26">function foo() {</text:p>
      <text:p text:style-name="P26">    echo 'Foo';</text:p>
      <text:p text:style-name="P26">}</text:p>
      <text:p text:style-name="P26">$var = 'foo';</text:p>
      <text:p text:style-name="P27">$var(); </text:p>
      <text:p text:style-name="P27"/>
      <text:p text:style-name="P34">// <text:span text:style-name="T112">Foo</text:span></text:p>
      <text:p text:style-name="P45"/>
      <text:p text:style-name="P45"/>
      <text:p text:style-name="P12"><text:span text:style-name="T58">Note:</text:span> </text:p>
      <text:p text:style-name="P12">Language constructs such as we saw earlier are not functions. You cannot use them as variable functions.</text:p>
      <text:p text:style-name="P12">You can call any callable as a variable function.</text:p>
      <text:p text:style-name="P45"/>
      <text:p text:style-name="P45"/>
      <text:p text:style-name="P45"><text:soft-page-break/></text:p>
      <text:p text:style-name="P45"/>
      <text:p text:style-name="P78">Returns</text:p>
      <text:p text:style-name="P14">Using the return statement will prevent further code from executing in your function.</text:p>
      <text:p text:style-name="P80">If you return from the root scope, then your program will terminate.</text:p>
      <text:p text:style-name="P88"><text:span text:style-name="T79">Example </text:span><text:span text:style-name="T80">1</text:span><text:span text:style-name="T81">2</text:span><text:span text:style-name="T79">:</text:span></text:p>
      <text:p text:style-name="P29">&lt;?php</text:p>
      <text:p text:style-name="P29">return "hello";</text:p>
      <text:p text:style-name="P74">echo "This is never run";</text:p>
      <text:p text:style-name="P13"><text:span text:style-name="T110">PHP will return </text:span><text:span text:style-name="T59">NULL</text:span><text:span text:style-name="T110"> if you do not specify a return value for your function using the return keyword.</text:span></text:p>
      <text:p text:style-name="P14"/>
      <text:p text:style-name="P14"/>
      <text:p text:style-name="P77">Return Type Declarations</text:p>
      <text:p text:style-name="P14">To specify what variable type the function will return, place a colon and the type after the parameters braces.</text:p>
      <text:p text:style-name="P14"/>
      <text:p text:style-name="P15">Because PHP is in coercive mode by default, <text:span text:style-name="T111">if the wrong varable type has been given as argument,</text:span> <text:span text:style-name="T111">php</text:span> <text:s/><text:span text:style-name="T111">will try to <text:s/></text:span>converts <text:span text:style-name="T112">it</text:span><text:span text:style-name="T111"> to the specifed </text:span><text:span text:style-name="T112">type </text:span>when it returns from the function. </text:p>
      <text:p text:style-name="P18">If we declared strict mode <text:span text:style-name="T112">or PHP is unable to convert it</text:span>, then PHP would generate a TypeError.</text:p>
      <text:p text:style-name="P15"/>
      <text:p text:style-name="P89"><text:span text:style-name="T79">Example </text:span><text:span text:style-name="T80">1</text:span><text:span text:style-name="T82">3</text:span><text:span text:style-name="T79">:</text:span></text:p>
      <text:p text:style-name="P82">&lt;?<text:span text:style-name="T113">php</text:span></text:p>
      <text:p text:style-name="P28">function getFullName($nameAndSurname)<text:span text:style-name="T70">: string</text:span> {</text:p>
      <text:p text:style-name="P144"><text:s text:c="4"/>return $nameAndSurname;</text:p>
      <text:p text:style-name="P144">}</text:p>
      <text:p text:style-name="P144"/>
      <text:p text:style-name="P175">echo gettype(getFullName(123456));</text:p>
      <text:p text:style-name="P144">?&gt;</text:p>
      <text:p text:style-name="P15"/>
      <text:p text:style-name="P36">// string</text:p>
      <text:p text:style-name="P36"/>
      <text:p text:style-name="P36"/>
      <text:p text:style-name="P15"><text:span text:style-name="T58">Note: <text:s/></text:span>You can't specify strict mode for just one of the return or argument type declarations. If you specify strict mode, it will affect both.</text:p>
      <text:p text:style-name="P15"/>
      <text:p text:style-name="P15"/>
      <text:p text:style-name="P56">Return Void</text:p>
      <text:p text:style-name="P90"><text:span text:style-name="T79">Example </text:span><text:span text:style-name="T80">1</text:span><text:span text:style-name="T83">4<text:tab/>"void" (PHP 7.1+)</text:span><text:span text:style-name="T79">:</text:span></text:p>
      <text:p text:style-name="P61">&lt;?php</text:p>
      <text:p text:style-name="P28">function sayHello()<text:span text:style-name="T70">:void</text:span> {</text:p>
      <text:p text:style-name="P144"><text:s text:c="4"/>echo 'Hello World! &lt;br&gt;';</text:p>
      <text:p text:style-name="P144">}</text:p>
      <text:p text:style-name="P144"/>
      <text:p text:style-name="P144">$greedings = sayHello();</text:p>
      <text:p text:style-name="P175">var_dump($greedings);</text:p>
      <text:p text:style-name="P144">?&gt;</text:p>
      <text:p text:style-name="P28"/>
      <text:p text:style-name="P64">/*</text:p>
      <text:p text:style-name="P64">Hello World!<text:line-break/>NULL</text:p>
      <text:p text:style-name="P36">*/</text:p>
      <text:h text:style-name="P2" text:outline-level="3"><text:soft-page-break/><text:span text:style-name="T63">Using </text:span><text:span text:style-name="Source_20_Text"><text:span text:style-name="T64">static</text:span></text:span><text:span text:style-name="T63"> variables</text:span></text:h>
      <text:p text:style-name="P36"/>
      <text:p text:style-name="P70">A static variable exists only in a local function scope, but it does not lose its value when program execution leaves this scope.</text:p>
      <text:p text:style-name="P91"><text:span text:style-name="T79">Example </text:span><text:span text:style-name="T80">1</text:span><text:span text:style-name="T84">5</text:span><text:span text:style-name="T79">:</text:span></text:p>
      <text:p text:style-name="P63">&lt;?<text:span text:style-name="T114">php<text:tab/><text:tab/><text:tab/><text:tab/><text:tab/><text:tab/><text:tab/><text:tab/><text:tab/></text:span>&lt;?<text:span text:style-name="T114">php</text:span></text:p>
      <text:p text:style-name="P63">function blue() {<text:tab/><text:tab/><text:tab/><text:tab/><text:tab/><text:tab/><text:tab/>function red() {</text:p>
      <text:p text:style-name="P167"><text:s text:c="4"/>$b = 0;<text:tab/><text:tab/><text:tab/><text:tab/><text:tab/><text:tab/><text:tab/><text:tab/> <text:s text:c="3"/><text:span text:style-name="T70">static</text:span> $r = 0;</text:p>
      <text:p text:style-name="P167"><text:s text:c="4"/>$b++;<text:tab/><text:tab/><text:tab/><text:tab/><text:tab/><text:tab/><text:tab/><text:tab/> <text:s text:c="3"/>$r++;</text:p>
      <text:p text:style-name="P167"><text:s text:c="4"/>return $b;<text:tab/><text:tab/><text:tab/><text:tab/><text:tab/><text:tab/><text:tab/> <text:s text:c="3"/>return $r;</text:p>
      <text:p text:style-name="P178">}<text:tab/><text:tab/><text:tab/><text:tab/><text:tab/><text:tab/><text:tab/><text:tab/><text:tab/>}</text:p>
      <text:p text:style-name="P167">echo blue();<text:tab/><text:tab/><text:tab/><text:tab/><text:tab/><text:tab/><text:tab/>echo red();</text:p>
      <text:p text:style-name="P167">echo blue();<text:tab/><text:tab/><text:tab/><text:tab/><text:tab/><text:tab/><text:tab/>echo red();</text:p>
      <text:p text:style-name="P167">echo blue();<text:tab/><text:tab/><text:tab/><text:tab/><text:tab/><text:tab/><text:tab/>echo red();</text:p>
      <text:p text:style-name="P167">?&gt;<text:tab/><text:tab/><text:tab/><text:tab/><text:tab/><text:tab/><text:tab/><text:tab/><text:tab/>?&gt;</text:p>
      <text:p text:style-name="P28"/>
      <text:p text:style-name="P94">// 111<text:tab/><text:tab/><text:tab/><text:tab/><text:tab/><text:tab/><text:tab/><text:tab/>// 1<text:span text:style-name="T114">23</text:span></text:p>
      <text:p text:style-name="P151"><text:span text:style-name="T114">S</text:span>tatic variables also provide one way to deal with recursive functions. </text:p>
      <text:p text:style-name="P172"/>
      <text:p text:style-name="P180"><text:span text:style-name="Source_20_Text"><text:span text:style-name="T64">Return by Reference</text:span></text:span></text:p>
      <text:p text:style-name="P21">It is possible to declare a function so that it returns a reference to a variable, rather than a copy of the variable. </text:p>
      <text:p text:style-name="P21">To declare a function as return by reference, you place an <text:span text:style-name="T6">&amp;</text:span> operator in front of its name.</text:p>
      <text:p text:style-name="P79">Then, when calling the function, you also place the <text:span text:style-name="T6">&amp;</text:span> operator in front of the call, <text:span text:style-name="T115">else it will assign by value.</text:span></text:p>
      <text:p text:style-name="P92"><text:span text:style-name="T79">Example </text:span><text:span text:style-name="T80">1</text:span><text:span text:style-name="T84">5</text:span><text:span text:style-name="T79">:</text:span></text:p>
      <text:p text:style-name="P73">&lt;?php</text:p>
      <text:p text:style-name="P145">function <text:span text:style-name="T70">&amp;</text:span>collector() {</text:p>
      <text:p text:style-name="P144"><text:s text:c="4"/>static $collection = array();</text:p>
      <text:p text:style-name="P144"><text:s text:c="4"/>return $collection;</text:p>
      <text:p text:style-name="P172">}</text:p>
      <text:p text:style-name="P144">$myCollection = <text:span text:style-name="T70">&amp;</text:span>collector();</text:p>
      <text:p text:style-name="P152">$myCollection[] = 'silver britannia';</text:p>
      <text:p text:style-name="P144"/>
      <text:p text:style-name="P144">$yourCollection = <text:span text:style-name="T70">&amp;</text:span>collector();</text:p>
      <text:p text:style-name="P152">array_push($yourCollection, 'golden eagles');</text:p>
      <text:p text:style-name="P144"/>
      <text:p text:style-name="P152">array_push(collector(), 'krugerrand');</text:p>
      <text:p text:style-name="P144"/>
      <text:p text:style-name="P175">var_export($myCollection);</text:p>
      <text:p text:style-name="P144">?&gt;</text:p>
      <text:p text:style-name="P20"/>
      <text:p text:style-name="P132">// array ( 0 =&gt; 'silver britannia', 1 =&gt; 'golden eagles', 2 =&gt; 'krugerrand', )</text:p>
      <text:p text:style-name="P55"><text:span text:style-name="Strong_20_Emphasis"><text:span text:style-name="T102">Note</text:span></text:span><text:span text:style-name="T102">: </text:span><text:span text:style-name="T100">Note that  </text:span><text:span text:style-name="Source_20_Text"><text:span text:style-name="T8">array_push(</text:span></text:span><text:span text:style-name="Source_20_Text"><text:span text:style-name="T71">&amp;</text:span></text:span><text:span text:style-name="Source_20_Text"><text:span text:style-name="T8">collector(), 'foo');</text:span></text:span><text:span text:style-name="T9"> </text:span><text:span text:style-name="T100">will </text:span><text:span text:style-name="Emphasis"><text:span text:style-name="T101">not</text:span></text:span><text:span text:style-name="T100"> work, it results in a fatal error.</text:span></text:p>
      <text:p text:style-name="P57">The function itself must return a variable. If you try to return, for example, a numeric literal like 1, a runtime error will be generated.</text:p>
      <text:p text:style-name="P57">Two use cases for this are the Factory pattern and for obtaining a resource like a filehandle or database connection.</text:p>
      <text:p text:style-name="P98"><text:soft-page-break/><text:span text:style-name="Source_20_Text"><text:span text:style-name="T3">Variable Scope in Functions</text:span></text:span></text:p>
      <text:p text:style-name="P16">PHP has three levels of scope—global, function, and class. Every time a function is called, a new function scope is created. You can include global scope variables into your function in one of two ways:</text:p>
      <text:p text:style-name="P97">By using the superglobal <text:span text:style-name="T6">$GLOBAL</text:span>, <text:s/>or by using the <text:span text:style-name="T6">global </text:span>keyword.</text:p>
      <text:p text:style-name="P93"><text:span text:style-name="T79">Example </text:span><text:span text:style-name="T80">1</text:span><text:span text:style-name="T85">6</text:span><text:span text:style-name="T79">:</text:span><text:span text:style-name="T110"><text:tab/></text:span><text:span text:style-name="T79">Example </text:span><text:span text:style-name="T80">1</text:span><text:span text:style-name="T85">7</text:span><text:span text:style-name="T79">:</text:span></text:p>
      <text:p text:style-name="P52"><text:span text:style-name="T116">&lt;?php<text:tab/>&lt;?php<text:tab/><text:tab/><text:tab/></text:span><text:line-break/><text:span text:style-name="T116">$a </text:span><text:span text:style-name="T118">= </text:span><text:span text:style-name="T116">1</text:span><text:span text:style-name="T118">;<text:tab/></text:span><text:span text:style-name="T116">$</text:span><text:span text:style-name="T117">c</text:span><text:span text:style-name="T116"> </text:span><text:span text:style-name="T118">= </text:span><text:span text:style-name="T117">3</text:span><text:span text:style-name="T118">;</text:span><text:line-break/><text:span text:style-name="T116">$b </text:span><text:span text:style-name="T118">= </text:span><text:span text:style-name="T116">2</text:span><text:span text:style-name="T118">;<text:tab/></text:span><text:span text:style-name="T116">$</text:span><text:span text:style-name="T117">d</text:span><text:span text:style-name="T116"> </text:span><text:span text:style-name="T118">= </text:span><text:span text:style-name="T117">4</text:span><text:span text:style-name="T118">;</text:span><text:line-break/><text:tab/><text:line-break/><text:span text:style-name="T118">function </text:span><text:span text:style-name="T116">Sum</text:span><text:span text:style-name="T118">(){<text:tab/>function </text:span><text:span text:style-name="T116">Sum</text:span><text:span text:style-name="T118">()</text:span><text:span text:style-name="T119">{</text:span><text:line-break/><text:line-break/><text:span text:style-name="T118">    global </text:span><text:span text:style-name="T116">$a</text:span><text:span text:style-name="T118">, </text:span><text:span text:style-name="T116">$b</text:span><text:span text:style-name="T118">;<text:tab/>    </text:span><text:span text:style-name="T116">$GLOBALS</text:span><text:span text:style-name="T118">[</text:span><text:span text:style-name="T120">'</text:span><text:span text:style-name="T121">c</text:span><text:span text:style-name="T120">'</text:span><text:span text:style-name="T118">] = </text:span><text:span text:style-name="T116">$GLOBALS</text:span><text:span text:style-name="T118">[</text:span><text:span text:style-name="T120">'</text:span><text:span text:style-name="T121">c</text:span><text:span text:style-name="T120">'</text:span><text:span text:style-name="T118">] + </text:span><text:span text:style-name="T116">$GLOBALS</text:span><text:span text:style-name="T118">[</text:span><text:span text:style-name="T120">'</text:span><text:span text:style-name="T121">d</text:span><text:span text:style-name="T120">'</text:span><text:span text:style-name="T118">];</text:span><text:line-break/><text:line-break/><text:span text:style-name="T118">    </text:span><text:span text:style-name="T116">$b </text:span><text:span text:style-name="T118">= </text:span><text:span text:style-name="T116">$a </text:span><text:span text:style-name="T118">+ </text:span><text:span text:style-name="T116">$b</text:span><text:span text:style-name="T118">;<text:tab/>} </text:span><text:line-break/><text:span text:style-name="T118">} <text:tab/></text:span><text:line-break/><text:line-break/><text:span text:style-name="T116">Sum</text:span><text:span text:style-name="T118">();<text:tab/></text:span><text:span text:style-name="T116">Sum</text:span><text:span text:style-name="T118">();</text:span><text:line-break/><text:span text:style-name="T118">echo </text:span><text:span text:style-name="T116">$b</text:span><text:span text:style-name="T118">;<text:tab/>echo </text:span><text:span text:style-name="T116">$</text:span><text:span text:style-name="T117">c</text:span><text:span text:style-name="T118">;</text:span><text:line-break/><text:span text:style-name="T116">?&gt;<text:tab/>?&gt;</text:span></text:p>
      <text:p text:style-name="P53"/>
      <text:p text:style-name="P85">// 3<text:tab/>// 7</text:p>
      <text:p text:style-name="P62"><text:span text:style-name="Source_20_Text"><text:span text:style-name="T44">Lambda and Closure</text:span></text:span></text:p>
      <text:p text:style-name="P135"><text:span text:style-name="T32">A</text:span><text:span text:style-name="T38"> lambda</text:span><text:span text:style-name="T32"> in PHP is an anonymous function that can be stored as a variable. </text:span><text:span text:style-name="T33">When assigning a lambda to a variable, a</text:span><text:span text:style-name="T35">dding a</text:span><text:span text:style-name="T38"> semicolon</text:span><text:span text:style-name="T32"> </text:span><text:span text:style-name="T33">is required</text:span><text:span text:style-name="T32"> after the function definition because anonymous function definitions are expressions.</text:span></text:p>
      <text:p text:style-name="P99"><text:span text:style-name="T41">Example </text:span><text:span text:style-name="T42">1</text:span><text:span text:style-name="T43">8</text:span><text:span text:style-name="T41">:</text:span></text:p>
      <text:p text:style-name="P120">&lt;?php</text:p>
      <text:p text:style-name="P136">$lambda = function ($n, $m) {</text:p>
      <text:p text:style-name="P146">    return $n + $m;</text:p>
      <text:p text:style-name="P146">};</text:p>
      <text:p text:style-name="P146"/>
      <text:p text:style-name="P179">echo  $lambda(4, 5);</text:p>
      <text:p text:style-name="P146">var_export(gettype($lambda));</text:p>
      <text:p text:style-name="P146">var_export(is_callable($lambda));</text:p>
      <text:p text:style-name="P161">var_export(get_class($lambda));</text:p>
      <text:p text:style-name="P182">?&gt;</text:p>
      <text:p text:style-name="P150">/*</text:p>
      <text:p text:style-name="P163">9</text:p>
      <text:p text:style-name="P163">'object '</text:p>
      <text:p text:style-name="P163">true</text:p>
      <text:p text:style-name="P163">'Closure' </text:p>
      <text:p text:style-name="P75">*/</text:p>
      <text:p text:style-name="P83"><text:span text:style-name="T38">Note: <text:s text:c="2"/></text:span><text:span text:style-name="T33">I</text:span><text:span text:style-name="T32">n PHP lambdas and closures are implemented as objects instantiated from the Closure class.</text:span></text:p>
      <text:p text:style-name="P137"><text:soft-page-break/><text:span text:style-name="T32">A </text:span><text:span text:style-name="T38">Closure</text:span><text:span text:style-name="T32"> </text:span><text:span text:style-name="T34">i</text:span><text:span text:style-name="T32">s the same as a Lambda. But it can access variables from the outside scope without using global variables. (it can encapsulates the state of its surrounding environment).</text:span></text:p>
      <text:p text:style-name="P103"><text:span text:style-name="T41">Example </text:span><text:span text:style-name="T42">1</text:span><text:span text:style-name="T43">9</text:span><text:span text:style-name="T41">:</text:span><text:span text:style-name="T105"><text:line-break/></text:span><text:span text:style-name="T29"><text:line-break/></text:span><text:span text:style-name="T27">&lt;?</text:span><text:span text:style-name="T28">php</text:span></text:p>
      <text:p text:style-name="P133">$user = "Philip";</text:p>
      <text:p text:style-name="P133"/>
      <text:p text:style-name="P133">$greeting = function () <text:span text:style-name="T125">use ($user)</text:span> {</text:p>
      <text:p text:style-name="P133"><text:s text:c="4"/><text:span text:style-name="T122">return</text:span> "Hello $user";</text:p>
      <text:p text:style-name="P133">};</text:p>
      <text:p text:style-name="P133"/>
      <text:p text:style-name="P133"><text:span text:style-name="T122">echo </text:span>$greeting(); </text:p>
      <text:p text:style-name="P119">?&gt;</text:p>
      <text:p text:style-name="P205">// "Hello Philip"</text:p>
      <text:p text:style-name="P105"><text:span text:style-name="T123">T</text:span>he Closure access the $user variable. <text:span text:style-name="T123">By using the</text:span><text:span text:style-name="T106"> </text:span><text:span text:style-name="T10">use </text:span><text:span text:style-name="T123">keywork in</text:span> the Closure function definition. </text:p>
      <text:p text:style-name="P106"><text:span text:style-name="Source_20_Text"><text:span text:style-name="T3">Early and Late Binding</text:span></text:span></text:p>
      <text:p text:style-name="P138"><text:span text:style-name="T123">To alter an </text:span>outside scope<text:span text:style-name="T123"> variable within the Closure, an ampersand need to be appended to the variable. An ampersand before a variable means this is a reference and so the original variable is also updated.</text:span> </text:p>
      <text:p text:style-name="P129">This is called <text:span text:style-name="T58">la</text:span>te binding. <text:s/>In late binding <text:s/>the value and type of the variable is not declared until the closure is called. PHP will coerce the variable to a specific type and value when it needs to operate on it.</text:p>
      <text:p text:style-name="P15"/>
      <text:p text:style-name="P104"><text:span text:style-name="T61">Example </text:span><text:span text:style-name="T62">20</text:span><text:span text:style-name="T61">:</text:span></text:p>
      <text:p text:style-name="P121">&lt;?<text:span text:style-name="T124">php</text:span></text:p>
      <text:p text:style-name="P133">$i = 0;</text:p>
      <text:p text:style-name="P133"/>
      <text:p text:style-name="P134">// Increase counter within the scope</text:p>
      <text:p text:style-name="P134">// of the function but pass it as a reference</text:p>
      <text:p text:style-name="P133"/>
      <text:p text:style-name="P133">$closure = function () <text:span text:style-name="T125">use (&amp;$i)</text:span> {</text:p>
      <text:p text:style-name="P133"><text:s text:c="4"/>$i++;</text:p>
      <text:p text:style-name="P133">};</text:p>
      <text:p text:style-name="P133"/>
      <text:p text:style-name="P133">$closure();</text:p>
      <text:p text:style-name="P133"/>
      <text:p text:style-name="P111">echo $i; </text:p>
      <text:p text:style-name="P117">?&gt;</text:p>
      <text:p text:style-name="P213">// 1</text:p>
      <text:p text:style-name="P15"/>
      <text:p text:style-name="P15"><text:span text:style-name="Source_20_Text"><text:span text:style-name="T3">Binding Closures to Scopes</text:span></text:span></text:p>
      <text:p text:style-name="P15"/>
      <text:p text:style-name="P187">When you create a closure, it “closes over” the current scope and so can be thought of as being bound to a particular scope. The Closure class has two methods<text:span text:style-name="T11"> bind </text:span><text:span text:style-name="T136">and</text:span><text:span text:style-name="T11"> bindTo </text:span>and they allow you to change the scope to which the variable is bound:</text:p>
      <text:p text:style-name="P228"><text:soft-page-break/><text:span text:style-name="T58">Closure::bindTo()</text:span><text:span text:style-name="T135"> - </text:span>Create and return a new anonymous<text:span text:style-name="T134"> </text:span>function with the same body and bound variables as this one, but possibly with a different bound object and a new class scope.</text:p>
      <text:p text:style-name="Standard"><text:span text:style-name="T53">public</text:span><text:span text:style-name="T14"> </text:span><text:span text:style-name="Strong_20_Emphasis"><text:span text:style-name="T19">Closure::bindTo</text:span></text:span><text:span text:style-name="T14">(</text:span><text:span text:style-name="T24">?object</text:span><text:span text:style-name="T14"> </text:span><text:span text:style-name="Source_20_Text"><text:span text:style-name="T20">$newThis</text:span></text:span><text:span text:style-name="T14">, </text:span><text:span text:style-name="T24">object|string|null</text:span><text:span text:style-name="T14"> </text:span><text:span text:style-name="Source_20_Text"><text:span text:style-name="T20">$newScope</text:span></text:span><text:span text:style-name="T53"> = "static"</text:span><text:span text:style-name="T14">): </text:span><text:span text:style-name="T24">?</text:span><text:span text:style-name="Source_20_Text"><text:span text:style-name="T20">Closure</text:span></text:span></text:p>
      <text:p text:style-name="Standard"><text:span text:style-name="Source_20_Text"><text:span text:style-name="T20"/></text:span></text:p>
      <text:p text:style-name="P202"><text:span text:style-name="Source_20_Text"><text:span text:style-name="T39">Closure::bind</text:span></text:span><text:span text:style-name="Source_20_Text"><text:span text:style-name="T40">()</text:span></text:span><text:span text:style-name="Source_20_Text"><text:span text:style-name="T37"> -</text:span></text:span><text:span text:style-name="Source_20_Text"><text:span text:style-name="T36"> </text:span></text:span><text:span text:style-name="Source_20_Text"><text:span text:style-name="T37">T</text:span></text:span><text:span text:style-name="Source_20_Text"><text:span text:style-name="T36">his method is a static version of </text:span></text:span><text:a xlink:type="simple" xlink:href="https://www.php.net/manual/en/closure.bindto.php" text:style-name="Internet_20_link" text:visited-style-name="Visited_20_Internet_20_Link"><text:span text:style-name="Source_20_Text"><text:span text:style-name="T46">Closure::bindTo()</text:span></text:span></text:a><text:span text:style-name="Source_20_Text"><text:span text:style-name="T36">.</text:span></text:span></text:p>
      <text:p text:style-name="Standard"><text:span text:style-name="Source_20_Text"><text:span text:style-name="T54">public</text:span></text:span><text:span text:style-name="Source_20_Text"><text:span text:style-name="T15"> </text:span></text:span><text:span text:style-name="Source_20_Text"><text:span text:style-name="T54">static</text:span></text:span><text:span text:style-name="Source_20_Text"><text:span text:style-name="T15"> </text:span></text:span><text:span text:style-name="Source_20_Text"><text:span text:style-name="Strong_20_Emphasis"><text:span text:style-name="T21">Closure::bind</text:span></text:span></text:span><text:span text:style-name="Source_20_Text"><text:span text:style-name="T15">(</text:span></text:span><text:span text:style-name="Source_20_Text"><text:span text:style-name="T20">Closure</text:span></text:span><text:span text:style-name="Source_20_Text"><text:span text:style-name="T15"> </text:span></text:span><text:span text:style-name="Source_20_Text"><text:span text:style-name="T20">$closure</text:span></text:span><text:span text:style-name="Source_20_Text"><text:span text:style-name="T15">, </text:span></text:span><text:span text:style-name="Source_20_Text"><text:span text:style-name="T25">?object</text:span></text:span><text:span text:style-name="Source_20_Text"><text:span text:style-name="T15"> </text:span></text:span><text:span text:style-name="Source_20_Text"><text:span text:style-name="T20">$newThis</text:span></text:span><text:span text:style-name="Source_20_Text"><text:span text:style-name="T15">, </text:span></text:span><text:span text:style-name="Source_20_Text"><text:span text:style-name="T25">object|string|null</text:span></text:span><text:span text:style-name="Source_20_Text"><text:span text:style-name="T15"> </text:span></text:span><text:span text:style-name="Source_20_Text"><text:span text:style-name="T20">$newScope</text:span></text:span><text:span text:style-name="Source_20_Text"><text:span text:style-name="T54"> = "static"</text:span></text:span><text:span text:style-name="Source_20_Text"><text:span text:style-name="T15">): </text:span></text:span><text:span text:style-name="Source_20_Text"><text:span text:style-name="T25">?</text:span></text:span><text:span text:style-name="Source_20_Text"><text:span text:style-name="T20">Closure</text:span></text:span></text:p>
      <text:p text:style-name="P229"/>
      <text:p text:style-name="P230">Example 21:</text:p>
      <text:p text:style-name="P198">&lt;?php</text:p>
      <text:p text:style-name="P225">class Animal {</text:p>
      <text:p text:style-name="P214">public function getClosure() {</text:p>
      <text:p text:style-name="P214"><text:s text:c="4"/>$boundVariable = 'Animal';</text:p>
      <text:p text:style-name="P214"/>
      <text:p text:style-name="P218"><text:s text:c="8"/>return function() use ($boundVariable) {</text:p>
      <text:p text:style-name="P218"><text:s text:c="12"/>echo __CLASS__ . ' ';</text:p>
      <text:p text:style-name="P218"><text:s text:c="12"/>return $this-&gt;nature . ' ' . $boundVariable . <text:span text:style-name="T132">PHP_EOL</text:span>;</text:p>
      <text:p text:style-name="P218"><text:s text:c="8"/>};</text:p>
      <text:p text:style-name="P214"><text:s text:c="4"/>}</text:p>
      <text:p text:style-name="P226"><text:span text:style-name="T52">}</text:span></text:p>
      <text:p text:style-name="P15"/>
      <text:p text:style-name="P189">class Cat extends Animal {</text:p>
      <text:p text:style-name="P214"><text:tab/>protected $nature = 'Awesome';</text:p>
      <text:p text:style-name="P227">}</text:p>
      <text:p text:style-name="P214">class Dog extends Animal{</text:p>
      <text:p text:style-name="P214"><text:tab/>protected $nature = 'Friendly';</text:p>
      <text:p text:style-name="P227">}</text:p>
      <text:p text:style-name="P214">class Bird extends Animal {</text:p>
      <text:p text:style-name="P214"><text:tab/>protected $nature = 'Flyable';</text:p>
      <text:p text:style-name="P231">}</text:p>
      <text:p text:style-name="P15"/>
      <text:p text:style-name="P15"/>
      <text:p text:style-name="P189">$cat = new Cat;</text:p>
      <text:p text:style-name="P214">$catClosure = $cat-&gt;getClosure();</text:p>
      <text:p text:style-name="P214">echo $catClosure();</text:p>
      <text:p text:style-name="P214"/>
      <text:p text:style-name="P214">$dogClosure = $catClosure-&gt;bindTo(new Dog);</text:p>
      <text:p text:style-name="P214">echo $dogClosure();</text:p>
      <text:p text:style-name="P214"/>
      <text:p text:style-name="P214">$birdClosure = Closure::bind($dogClosure, new Bird(), 'Animal');</text:p>
      <text:p text:style-name="P222">echo $birdClosure();</text:p>
      <text:p text:style-name="P189">?&gt;</text:p>
      <text:p text:style-name="P15"/>
      <text:p text:style-name="P36">/* Awesome Animal<text:tab/><text:tab/><text:tab/><text:tab/><text:line-break/> <text:s text:c="2"/>Friendly Animal<text:line-break/> <text:s text:c="2"/>Flyable Animal */</text:p>
      <text:p text:style-name="P15"/>
      <text:p text:style-name="P15"/>
      <text:p text:style-name="P188">Note: </text:p>
      <text:p text:style-name="P200"><text:span text:style-name="T137">B</text:span>inding the closure to a different object returns a duplicate of the original, so <text:span text:style-name="T137">it need to be assign to a variable.</text:span></text:p>
      <text:p text:style-name="P15"><text:span text:style-name="T137">T</text:span>he new closure will have the same bound variables and body, but a different bound object and scope.</text:p>
      <text:p text:style-name="P201"><text:soft-page-break/><text:span text:style-name="Source_20_Text"><text:span text:style-name="T3">Self-Executing Closures</text:span></text:span></text:p>
      <text:p text:style-name="P209">You can create self-executing anonymous functions in PHP 7 using syntax very similar to JavaScript:</text:p>
      <text:p text:style-name="P206"><text:span text:style-name="Source_20_Text"><text:span text:style-name="T4">Example 21:</text:span></text:span></text:p>
      <text:p text:style-name="P189">&lt;?php</text:p>
      <text:p text:style-name="P189">(function() {</text:p>
      <text:p text:style-name="P189">    echo 'Self-executing anonymous function';</text:p>
      <text:p text:style-name="P189">    echo $definedInClosure = 'Variable set';</text:p>
      <text:p text:style-name="P203">})();</text:p>
      <text:p text:style-name="P214">var_export(isset($definedInClosure))</text:p>
      <text:p text:style-name="P214">?&gt;</text:p>
      <text:p text:style-name="P204"/>
      <text:p text:style-name="P15"><text:span text:style-name="T58">Note: </text:span><text:span text:style-name="T138">T</text:span>he variable we define inside the closure is not defined outside the scope of the closure.</text:p>
      <text:p text:style-name="P195"/>
      <text:p text:style-name="P196"/>
      <text:p text:style-name="P211"><text:span text:style-name="Source_20_Text"><text:span text:style-name="T65">Callables</text:span></text:span></text:p>
      <text:p text:style-name="P212"><text:span text:style-name="Source_20_Text"><text:span text:style-name="T66">A callable for a function such as</text:span></text:span><text:span text:style-name="Source_20_Text"><text:span text:style-name="T12"> usort() </text:span></text:span><text:span text:style-name="Source_20_Text"><text:span text:style-name="T67">or</text:span></text:span><text:span text:style-name="Source_20_Text"><text:span text:style-name="T12"> call_user_func() </text:span></text:span><text:span text:style-name="Source_20_Text"><text:span text:style-name="T66">can be one of the following:</text:span></text:span></text:p>
      <text:p text:style-name="P207">Example 2<text:span text:style-name="T139">2</text:span>:</text:p>
      <text:p text:style-name="P199">&lt;?php </text:p>
      <text:p text:style-name="P215">function my_callaback_function() {</text:p>
      <text:p text:style-name="P214"><text:s text:c="4"/>echo 'Hello World! &lt;br&gt;';</text:p>
      <text:p text:style-name="P214">}</text:p>
      <text:p text:style-name="P214"/>
      <text:p text:style-name="P214">class MyClass {</text:p>
      <text:p text:style-name="P214"><text:s text:c="4"/>static function myCallbackMethod() {</text:p>
      <text:p text:style-name="P214"><text:s text:c="8"/>echo 'Hello World!&lt;br&gt;';</text:p>
      <text:p text:style-name="P214"><text:s text:c="4"/>}</text:p>
      <text:p text:style-name="P214">}</text:p>
      <text:p text:style-name="P214"/>
      <text:p text:style-name="P219">// An inline anonymous function</text:p>
      <text:p text:style-name="P214">call_user_func(function() {echo 'Hello World!&lt;br&gt;';});</text:p>
      <text:p text:style-name="P214"/>
      <text:p text:style-name="P218">// A lambda or closure variable</text:p>
      <text:p text:style-name="P214">$lambda = function() {echo 'Hello World!&lt;br&gt;';};</text:p>
      <text:p text:style-name="P214">call_user_func($lambda);</text:p>
      <text:p text:style-name="P218"/>
      <text:p text:style-name="P218">// A string denoting a PHP function (but not language constructs) or user-defined function</text:p>
      <text:p text:style-name="P214">call_user_func('my_callaback_function');</text:p>
      <text:p text:style-name="P214"/>
      <text:p text:style-name="P220">// An array containing an instance of an object in the first element,</text:p>
      <text:p text:style-name="P220">// and the string name of the function to call in the second element</text:p>
      <text:p text:style-name="P214">$obj = new MyClass;</text:p>
      <text:p text:style-name="P214">call_user_func([$obj, 'myCallbackMethod']);</text:p>
      <text:p text:style-name="P214"/>
      <text:p text:style-name="P220">// An array containing <text:span text:style-name="T139">a </text:span>string name of <text:span text:style-name="T139">a class</text:span> in the first element,</text:p>
      <text:p text:style-name="P220">// and the string name of the <text:span text:style-name="T139">method</text:span> to call in the second element</text:p>
      <text:p text:style-name="P214">call_user_func(['MyClass', 'myCallbackMethod']);</text:p>
      <text:p text:style-name="P214"/>
      <text:p text:style-name="P218">//A string containing the name of a static method in a class</text:p>
      <text:p text:style-name="P221">call_user_func('MyClass::myCallbackMethod');</text:p>
      <text:p text:style-name="P191"><text:span text:style-name="T136">?&gt;</text:span></text:p>
      <text:h text:style-name="P183" text:outline-level="2"><text:soft-page-break/><text:span text:style-name="Source_20_Text"><text:span text:style-name="T65">Nested functions</text:span></text:span></text:h>
      <text:p text:style-name="P208"><text:span text:style-name="Source_20_Text"><text:span text:style-name="T68">Example 2</text:span></text:span><text:span text:style-name="Source_20_Text"><text:span text:style-name="T5">3</text:span></text:span><text:span text:style-name="Source_20_Text"><text:span text:style-name="T68">:</text:span></text:span></text:p>
      <text:p text:style-name="P190">&lt;?php</text:p>
      <text:p text:style-name="P190"/>
      <text:p text:style-name="P210">function parent() {</text:p>
      <text:p text:style-name="P218"><text:s text:c="4"/>// Once the parent has been called, child functions will be available globally.</text:p>
      <text:p text:style-name="P223"><text:s text:c="4"/>// Note that nested functions are re-declared every time a function is called.</text:p>
      <text:p text:style-name="P214"><text:s text:c="4"/>if (!function_exists('child1')) {</text:p>
      <text:p text:style-name="P214"><text:s text:c="8"/>function child1() {</text:p>
      <text:p text:style-name="P214"><text:tab/> <text:s text:c="3"/>echo __FUNCTION__ . 'child<text:span text:style-name="T140">1</text:span>'. '&lt;br&gt;';</text:p>
      <text:p text:style-name="P214"><text:s text:c="8"/>}</text:p>
      <text:p text:style-name="P214"><text:s text:c="4"/>}</text:p>
      <text:p text:style-name="P214"/>
      <text:p text:style-name="P214"/>
      <text:p text:style-name="P218"><text:s text:c="4"/>// You may also use the nested functions inside of the parent.</text:p>
      <text:p text:style-name="P222"><text:span text:style-name="T70"><text:s text:c="4"/>// And also lambda and clouses.</text:span> </text:p>
      <text:p text:style-name="P214"><text:s text:c="4"/>$child2 = function () {</text:p>
      <text:p text:style-name="P214"><text:s text:c="8"/>echo __FUNCTION__ . 'child2' . '&lt;br&gt;';</text:p>
      <text:p text:style-name="P214"><text:s text:c="4"/>};</text:p>
      <text:p text:style-name="P214"><text:s text:c="4"/>$child2();</text:p>
      <text:p text:style-name="P214"/>
      <text:p text:style-name="P214"/>
      <text:p text:style-name="P218"><text:s text:c="4"/>// Anonymous functions, lambda and clouses need to be returned and </text:p>
      <text:p text:style-name="P224"><text:span text:style-name="T70"><text:s text:c="4"/>// assigned to a global variable, to be accessed in th global scope.</text:span> </text:p>
      <text:p text:style-name="P214"><text:s text:c="4"/>return function() {</text:p>
      <text:p text:style-name="P214"><text:s text:c="8"/>echo __FUNCTION__ . 'child3' . '&lt;br&gt;';</text:p>
      <text:p text:style-name="P216"><text:s text:c="4"/>};</text:p>
      <text:p text:style-name="P216">}</text:p>
      <text:p text:style-name="P214"/>
      <text:p text:style-name="P214">parent();</text:p>
      <text:p text:style-name="P214"/>
      <text:p text:style-name="P214">child1();</text:p>
      <text:p text:style-name="P214"/>
      <text:p text:style-name="P214">$child3 = parent();</text:p>
      <text:p text:style-name="P214">$child3();</text:p>
      <text:p text:style-name="P214"/>
      <text:p text:style-name="P217"><text:span text:style-name="T136">?&gt;</text:span></text:p>
      <text:p text:style-name="P195"/>
      <text:p text:style-name="P193">/*</text:p>
      <text:p text:style-name="P193">{closure}child2<text:line-break/> child1 <text:s/>child1<text:line-break/>{closure}child2<text:line-break/>{closure}child3</text:p>
      <text:p text:style-name="P193">*/</text:p>
      <text:p text:style-name="P195"/>
      <text:p text:style-name="P186">_______________________________________________________________________________________________________</text:p>
      <text:p text:style-name="P197"/>
      <text:p text:style-name="P197"/>
      <text:p text:style-name="P197"/>
      <text:p text:style-name="P194">Return by referance OOP https://www.php.net/manual/en/language.references.return.php </text:p>
      <text:p text:style-name="P194">Yeild generators </text:p>
      <text:p text:style-name="P194">overload OOP <text:s/>https://www.geeksforgeeks.org/overloading-in-php/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ohit Devanagari1" svg:font-family="'Lohit Devanagari'"/>
    <style:font-face style:name="Roboto" svg:font-family="Roboto, 'Helvetica Neue', 'Lucida Grande', Helvetica, sans-serif"/>
    <style:font-face style:name="Times New Roman" svg:font-family="'Times New Roman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hilanka" svg:font-family="Chilanka" style:font-pitch="variable"/>
    <style:font-face style:name="Lato" svg:font-family="Lato" style:font-pitch="variable"/>
    <style:font-face style:name="Calibri" svg:font-family="Calibri" style:font-family-generic="roman" style:font-pitch="variable"/>
    <style:font-face style:name="GqdfpyHkgxthGwhhqsUtopiaStd-Regular" svg:font-family="GqdfpyHkgxthGwhhqsUtopiaStd-Regular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09-11T11:25:59.258921586</dc:date>
    <meta:editing-duration>PT18H16M39S</meta:editing-duration>
    <meta:editing-cycles>90</meta:editing-cycles>
    <meta:generator>LibreOffice/7.1.6.2$Linux_X86_64 LibreOffice_project/10$Build-2</meta:generator>
    <meta:print-date>2021-09-10T16:05:25.753000000</meta:print-date>
    <meta:document-statistic meta:table-count="0" meta:image-count="0" meta:object-count="0" meta:page-count="12" meta:paragraph-count="401" meta:word-count="2433" meta:character-count="15434" meta:non-whitespace-character-count="12909"/>
  </office:meta>
</office:document-meta>
</file>